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FE0000033D676445BB.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1431B714.png" manifest:media-type="image/png"/>
  <manifest:file-entry manifest:full-path="Pictures/100000000000062B000001155D213930.png" manifest:media-type="image/png"/>
  <manifest:file-entry manifest:full-path="Pictures/10000001000001F50000008E1E5F0088.png" manifest:media-type="image/png"/>
  <manifest:file-entry manifest:full-path="Pictures/10000001000002030000007F033B1E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5"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6"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7" style:family="paragraph" style:parent-style-name="Standard">
      <style:paragraph-properties fo:text-align="justify" style:justify-single-word="false"/>
      <style:text-properties style:font-name="Georgia" officeooo:paragraph-rsid="00551303" style:font-name-asian="Georgia1" style:font-name-complex="Georgia1"/>
    </style:style>
    <style:style style:name="P8" style:family="paragraph" style:parent-style-name="Standard">
      <style:paragraph-properties fo:text-align="justify" style:justify-single-word="false"/>
      <style:text-properties style:font-name="Georgia" officeooo:paragraph-rsid="0058ecc5" style:font-name-asian="Georgia1" style:font-name-complex="Georgia1"/>
    </style:style>
    <style:style style:name="P9" style:family="paragraph" style:parent-style-name="Standard">
      <style:paragraph-properties fo:text-align="justify" style:justify-single-word="false"/>
      <style:text-properties style:font-name="Georgia" officeooo:rsid="0037bcdb" style:font-name-asian="Georgia1" style:font-name-complex="Georgia1"/>
    </style:style>
    <style:style style:name="P10" style:family="paragraph" style:parent-style-name="Standard">
      <style:paragraph-properties fo:text-align="justify" style:justify-single-word="false"/>
      <style:text-properties style:font-name="Georgia" officeooo:rsid="0025625d" officeooo:paragraph-rsid="002b8d94" style:font-name-asian="Georgia1" style:font-name-complex="Georgia1"/>
    </style:style>
    <style:style style:name="P11" style:family="paragraph" style:parent-style-name="Standard">
      <style:paragraph-properties fo:margin-left="0cm" fo:margin-right="0cm" fo:text-align="end" style:justify-single-word="false" fo:text-indent="0cm" style:auto-text-indent="false"/>
    </style:style>
    <style:style style:name="P12" style:family="paragraph" style:parent-style-name="Standard">
      <style:paragraph-properties fo:text-align="end" style:justify-single-word="false"/>
    </style:style>
    <style:style style:name="P13" style:family="paragraph" style:parent-style-name="Standard">
      <style:paragraph-properties fo:text-align="end" style:justify-single-word="false"/>
      <style:text-properties officeooo:paragraph-rsid="00379c43"/>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9pt" style:font-size-asian="7.84999990463257pt" style:font-size-complex="9pt"/>
    </style:style>
    <style:style style:name="P16" style:family="paragraph" style:parent-style-name="Standard">
      <style:text-properties fo:font-size="9pt" style:font-size-asian="7.84999990463257pt" style:font-size-complex="9pt"/>
    </style:style>
    <style:style style:name="P17" style:family="paragraph" style:parent-style-name="Title">
      <style:text-properties fo:font-size="40pt" officeooo:rsid="0053d7b3" officeooo:paragraph-rsid="0053d7b3" style:font-size-asian="40pt" style:font-size-complex="40pt"/>
    </style:style>
    <style:style style:name="P18" style:family="paragraph" style:parent-style-name="Standard">
      <style:paragraph-properties fo:text-align="justify" style:justify-single-word="false"/>
      <style:text-properties officeooo:paragraph-rsid="003680dc"/>
    </style:style>
    <style:style style:name="P19" style:family="paragraph" style:parent-style-name="Standard">
      <style:paragraph-properties fo:text-align="justify" style:justify-single-word="false"/>
      <style:text-properties officeooo:paragraph-rsid="00428b2c"/>
    </style:style>
    <style:style style:name="P20" style:family="paragraph" style:parent-style-name="Standard">
      <style:paragraph-properties fo:text-align="justify" style:justify-single-word="false"/>
      <style:text-properties officeooo:paragraph-rsid="00379c43"/>
    </style:style>
    <style:style style:name="P21" style:family="paragraph" style:parent-style-name="Standard">
      <style:paragraph-properties fo:text-align="justify" style:justify-single-word="false"/>
      <style:text-properties officeooo:paragraph-rsid="002b8d94"/>
    </style:style>
    <style:style style:name="P22" style:family="paragraph" style:parent-style-name="Standard">
      <style:paragraph-properties fo:text-align="justify" style:justify-single-word="false"/>
      <style:text-properties officeooo:paragraph-rsid="00551303"/>
    </style:style>
    <style:style style:name="P23" style:family="paragraph" style:parent-style-name="Standard">
      <style:paragraph-properties fo:text-align="start" style:justify-single-word="false"/>
      <style:text-properties officeooo:paragraph-rsid="00379c43"/>
    </style:style>
    <style:style style:name="P24"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25" style:family="paragraph" style:parent-style-name="Figure_20_Index_20_1">
      <style:paragraph-properties>
        <style:tab-stops>
          <style:tab-stop style:position="15.919cm" style:type="right" style:leader-style="dotted" style:leader-text="."/>
        </style:tab-stops>
      </style:paragraph-properties>
    </style:style>
    <style:style style:name="P26" style:family="paragraph" style:parent-style-name="Contents_20_1">
      <style:paragraph-properties>
        <style:tab-stops>
          <style:tab-stop style:position="15.921cm" style:type="right" style:leader-style="dotted" style:leader-text="."/>
        </style:tab-stops>
      </style:paragraph-properties>
    </style:style>
    <style:style style:name="P27" style:family="paragraph" style:parent-style-name="Contents_20_2">
      <style:paragraph-properties>
        <style:tab-stops>
          <style:tab-stop style:position="15.921cm" style:type="right" style:leader-style="dotted" style:leader-text="."/>
        </style:tab-stops>
      </style:paragraph-properties>
    </style:style>
    <style:style style:name="P28" style:family="paragraph" style:parent-style-name="Contents_20_3">
      <style:paragraph-properties>
        <style:tab-stops>
          <style:tab-stop style:position="15.921cm" style:type="right" style:leader-style="dotted" style:leader-text="."/>
        </style:tab-stops>
      </style:paragraph-properties>
    </style:style>
    <style:style style:name="P29" style:family="paragraph" style:parent-style-name="Contents_20_Heading" style:master-page-name="Standard">
      <style:paragraph-properties style:page-number="1" fo:break-before="page"/>
    </style:style>
    <style:style style:name="P3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4deb3" officeooo:paragraph-rsid="0054deb3"/>
    </style:style>
    <style:style style:name="P3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5836d" officeooo:paragraph-rsid="0055836d"/>
    </style:style>
    <style:style style:name="P32" style:family="paragraph" style:parent-style-name="Heading_20_2" style:list-style-name="L7"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ecc5" officeooo:paragraph-rsid="0058ecc5"/>
    </style:style>
    <style:style style:name="P33"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8a9734" officeooo:paragraph-rsid="008a9734"/>
    </style:style>
    <style:style style:name="P34"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8ea74d" officeooo:paragraph-rsid="008ea74d"/>
    </style:style>
    <style:style style:name="P35" style:family="paragraph" style:parent-style-name="Heading_20_3" style:list-style-name="L8">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58ecc5" officeooo:paragraph-rsid="0058ecc5"/>
    </style:style>
    <style:style style:name="P36"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b7e75" officeooo:paragraph-rsid="008b7e75"/>
    </style:style>
    <style:style style:name="P3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8cb6bc" officeooo:paragraph-rsid="008cb6bc"/>
    </style:style>
    <style:style style:name="P38" style:family="paragraph" style:parent-style-name="Standard" style:list-style-name="L9">
      <style:paragraph-properties fo:text-align="justify" style:justify-single-word="false"/>
      <style:text-properties style:font-name="Georgia" officeooo:rsid="005ca753" officeooo:paragraph-rsid="007511f2" style:font-name-asian="Georgia1" style:font-name-complex="Georgia1"/>
    </style:style>
    <style:style style:name="P39" style:family="paragraph" style:parent-style-name="Standard" style:list-style-name="L9">
      <style:paragraph-properties fo:text-align="justify" style:justify-single-word="false"/>
      <style:text-properties style:font-name="Georgia" officeooo:rsid="005ca753" officeooo:paragraph-rsid="00829b92" style:font-name-asian="Georgia1" style:font-name-complex="Georgia1"/>
    </style:style>
    <style:style style:name="P40" style:family="paragraph" style:parent-style-name="Standard" style:list-style-name="L10">
      <style:paragraph-properties fo:text-align="justify" style:justify-single-word="false"/>
      <style:text-properties style:font-name="Georgia" officeooo:rsid="005ca753" officeooo:paragraph-rsid="007511f2" style:font-name-asian="Georgia1" style:font-name-complex="Georgia1"/>
    </style:style>
    <style:style style:name="P41" style:family="paragraph" style:parent-style-name="Standard" style:list-style-name="L10">
      <style:paragraph-properties fo:text-align="justify" style:justify-single-word="false"/>
      <style:text-properties style:font-name="Georgia" officeooo:rsid="005ca753" officeooo:paragraph-rsid="0075dffe" style:font-name-asian="Georgia1" style:font-name-complex="Georgia1"/>
    </style:style>
    <style:style style:name="P42" style:family="paragraph" style:parent-style-name="Standard" style:list-style-name="L10">
      <style:paragraph-properties fo:text-align="justify" style:justify-single-word="false"/>
      <style:text-properties style:font-name="Georgia" officeooo:rsid="005ca753" officeooo:paragraph-rsid="0079dbc8" style:font-name-asian="Georgia1" style:font-name-complex="Georgia1"/>
    </style:style>
    <style:style style:name="P43" style:family="paragraph" style:parent-style-name="Standard">
      <style:paragraph-properties fo:text-align="justify" style:justify-single-word="false"/>
      <style:text-properties style:font-name="Georgia" officeooo:rsid="005ca753" officeooo:paragraph-rsid="007511f2" style:font-name-asian="Georgia1" style:font-name-complex="Georgia1"/>
    </style:style>
    <style:style style:name="P44" style:family="paragraph" style:parent-style-name="Standard">
      <style:paragraph-properties fo:text-align="justify" style:justify-single-word="false"/>
      <style:text-properties style:font-name="Georgia" officeooo:rsid="005ca753" officeooo:paragraph-rsid="0075dffe" style:font-name-asian="Georgia1" style:font-name-complex="Georgia1"/>
    </style:style>
    <style:style style:name="P45" style:family="paragraph" style:parent-style-name="Standard" style:list-style-name="L10">
      <style:paragraph-properties fo:text-align="justify" style:justify-single-word="false"/>
      <style:text-properties style:font-name="Georgia" officeooo:rsid="0065376c" officeooo:paragraph-rsid="0079dbc8" style:font-name-asian="Georgia1" style:font-name-complex="Georgia1"/>
    </style:style>
    <style:style style:name="P46" style:family="paragraph" style:parent-style-name="Standard" style:list-style-name="L13">
      <style:paragraph-properties fo:text-align="justify" style:justify-single-word="false"/>
      <style:text-properties style:font-name="Georgia" officeooo:rsid="0065376c" officeooo:paragraph-rsid="007d674e" style:font-name-asian="Georgia1" style:font-name-complex="Georgia1"/>
    </style:style>
    <style:style style:name="P47" style:family="paragraph" style:parent-style-name="Standard" style:list-style-name="L13">
      <style:paragraph-properties fo:text-align="justify" style:justify-single-word="false"/>
      <style:text-properties style:font-name="Georgia" officeooo:rsid="0065376c" officeooo:paragraph-rsid="007ec07c" style:font-name-asian="Georgia1" style:font-name-complex="Georgia1"/>
    </style:style>
    <style:style style:name="P48" style:family="paragraph" style:parent-style-name="Standard">
      <style:paragraph-properties fo:text-align="justify" style:justify-single-word="false"/>
      <style:text-properties style:font-name="Georgia" officeooo:rsid="0065376c" officeooo:paragraph-rsid="007a7c4b" style:font-name-asian="Georgia1" style:font-name-complex="Georgia1"/>
    </style:style>
    <style:style style:name="P49" style:family="paragraph" style:parent-style-name="Standard">
      <style:paragraph-properties fo:text-align="justify" style:justify-single-word="false"/>
      <style:text-properties style:font-name="Georgia" officeooo:rsid="0065376c" officeooo:paragraph-rsid="007d674e" style:font-name-asian="Georgia1" style:font-name-complex="Georgia1"/>
    </style:style>
    <style:style style:name="P50" style:family="paragraph" style:parent-style-name="Standard" style:list-style-name="L11">
      <style:paragraph-properties fo:text-align="justify" style:justify-single-word="false"/>
      <style:text-properties style:font-name="Georgia" officeooo:rsid="0065376c" officeooo:paragraph-rsid="007ec07c" style:font-name-asian="Georgia1" style:font-name-complex="Georgia1"/>
    </style:style>
    <style:style style:name="P51" style:family="paragraph" style:parent-style-name="Standard">
      <style:paragraph-properties fo:text-align="justify" style:justify-single-word="false"/>
      <style:text-properties style:font-name="Georgia" officeooo:rsid="0065376c" officeooo:paragraph-rsid="007ec07c" style:font-name-asian="Georgia1" style:font-name-complex="Georgia1"/>
    </style:style>
    <style:style style:name="P52" style:family="paragraph" style:parent-style-name="Standard" style:list-style-name="L11">
      <style:paragraph-properties fo:text-align="justify" style:justify-single-word="false"/>
      <style:text-properties style:font-name="Georgia" officeooo:rsid="005d6ec7" officeooo:paragraph-rsid="0074e5e1" style:font-name-asian="Georgia1" style:font-name-complex="Georgia1"/>
    </style:style>
    <style:style style:name="P53" style:family="paragraph" style:parent-style-name="Standard" style:list-style-name="L11">
      <style:paragraph-properties fo:text-align="justify" style:justify-single-word="false"/>
      <style:text-properties style:font-name="Georgia" officeooo:rsid="005d6ec7" officeooo:paragraph-rsid="007511f2" style:font-name-asian="Georgia1" style:font-name-complex="Georgia1"/>
    </style:style>
    <style:style style:name="P54" style:family="paragraph" style:parent-style-name="Standard" style:list-style-name="L12">
      <style:paragraph-properties fo:text-align="justify" style:justify-single-word="false"/>
      <style:text-properties style:font-name="Georgia" officeooo:rsid="005d6ec7" officeooo:paragraph-rsid="007a7c4b" style:font-name-asian="Georgia1" style:font-name-complex="Georgia1"/>
    </style:style>
    <style:style style:name="P55" style:family="paragraph" style:parent-style-name="Standard">
      <style:paragraph-properties fo:text-align="justify" style:justify-single-word="false"/>
      <style:text-properties style:font-name="Georgia" officeooo:rsid="005d6ec7" officeooo:paragraph-rsid="0074e5e1" style:font-name-asian="Georgia1" style:font-name-complex="Georgia1"/>
    </style:style>
    <style:style style:name="P56" style:family="paragraph" style:parent-style-name="Standard">
      <style:paragraph-properties fo:text-align="justify" style:justify-single-word="false"/>
      <style:text-properties style:font-name="Georgia" officeooo:rsid="005d6ec7" officeooo:paragraph-rsid="007511f2" style:font-name-asian="Georgia1" style:font-name-complex="Georgia1"/>
    </style:style>
    <style:style style:name="P57" style:family="paragraph" style:parent-style-name="Standard">
      <style:paragraph-properties fo:text-align="justify" style:justify-single-word="false"/>
      <style:text-properties style:font-name="Georgia" officeooo:rsid="005d6ec7" officeooo:paragraph-rsid="0075dffe" style:font-name-asian="Georgia1" style:font-name-complex="Georgia1"/>
    </style:style>
    <style:style style:name="P58" style:family="paragraph" style:parent-style-name="Standard">
      <style:paragraph-properties fo:text-align="justify" style:justify-single-word="false"/>
      <style:text-properties style:font-name="Georgia" officeooo:rsid="005d6ec7" officeooo:paragraph-rsid="0079dbc8" style:font-name-asian="Georgia1" style:font-name-complex="Georgia1"/>
    </style:style>
    <style:style style:name="P59" style:family="paragraph" style:parent-style-name="Standard">
      <style:paragraph-properties fo:text-align="justify" style:justify-single-word="false"/>
      <style:text-properties style:font-name="Georgia" officeooo:rsid="005d6ec7" officeooo:paragraph-rsid="007a7c4b" style:font-name-asian="Georgia1" style:font-name-complex="Georgia1"/>
    </style:style>
    <style:style style:name="P60" style:family="paragraph" style:parent-style-name="Standard">
      <style:paragraph-properties fo:text-align="justify" style:justify-single-word="false"/>
      <style:text-properties style:font-name="Georgia" officeooo:rsid="005d6ec7" officeooo:paragraph-rsid="007bedba" style:font-name-asian="Georgia1" style:font-name-complex="Georgia1"/>
    </style:style>
    <style:style style:name="P61" style:family="paragraph" style:parent-style-name="Standard">
      <style:paragraph-properties fo:text-align="justify" style:justify-single-word="false"/>
      <style:text-properties style:font-name="Georgia" officeooo:rsid="005d6ec7" officeooo:paragraph-rsid="007d674e" style:font-name-asian="Georgia1" style:font-name-complex="Georgia1"/>
    </style:style>
    <style:style style:name="P62" style:family="paragraph" style:parent-style-name="Standard">
      <style:paragraph-properties fo:line-height="115%" fo:text-align="justify" style:justify-single-word="false"/>
      <style:text-properties style:font-name="Georgia" officeooo:paragraph-rsid="006d5f47" style:font-name-asian="Georgia1" style:font-name-complex="Georgia1"/>
    </style:style>
    <style:style style:name="P63" style:family="paragraph" style:parent-style-name="Standard">
      <style:paragraph-properties fo:line-height="115%" fo:text-align="justify" style:justify-single-word="false"/>
      <style:text-properties style:font-name="Georgia" officeooo:rsid="0025625d" officeooo:paragraph-rsid="00551303" style:font-name-asian="Georgia1" style:font-name-complex="Georgia1"/>
    </style:style>
    <style:style style:name="P64"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65"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66" style:family="paragraph" style:parent-style-name="Standard">
      <style:paragraph-properties fo:text-align="justify" style:justify-single-word="false"/>
      <style:text-properties style:font-name="Georgia" officeooo:paragraph-rsid="0058ecc5" style:font-name-asian="Georgia1" style:font-name-complex="Georgia1"/>
    </style:style>
    <style:style style:name="P67" style:family="paragraph" style:parent-style-name="Standard">
      <style:paragraph-properties fo:text-align="justify" style:justify-single-word="false"/>
      <style:text-properties style:font-name="Georgia" officeooo:paragraph-rsid="00551303" style:font-name-asian="Georgia1" style:font-name-complex="Georgia1"/>
    </style:style>
    <style:style style:name="P68" style:family="paragraph" style:parent-style-name="Standard">
      <style:paragraph-properties fo:text-align="justify" style:justify-single-word="false"/>
      <style:text-properties style:font-name="Georgia" officeooo:paragraph-rsid="0074e5e1" style:font-name-asian="Georgia1" style:font-name-complex="Georgia1"/>
    </style:style>
    <style:style style:name="P69" style:family="paragraph" style:parent-style-name="Standard">
      <style:paragraph-properties fo:text-align="justify" style:justify-single-word="false"/>
      <style:text-properties style:font-name="Georgia" officeooo:paragraph-rsid="007511f2" style:font-name-asian="Georgia1" style:font-name-complex="Georgia1"/>
    </style:style>
    <style:style style:name="P70" style:family="paragraph" style:parent-style-name="Standard">
      <style:paragraph-properties fo:text-align="justify" style:justify-single-word="false"/>
      <style:text-properties style:font-name="Georgia" officeooo:paragraph-rsid="007d674e" style:font-name-asian="Georgia1" style:font-name-complex="Georgia1"/>
    </style:style>
    <style:style style:name="P71" style:family="paragraph" style:parent-style-name="Standard">
      <style:paragraph-properties fo:text-align="justify" style:justify-single-word="false"/>
      <style:text-properties style:font-name="Georgia" officeooo:paragraph-rsid="0054deb3" style:font-name-asian="Georgia1" style:font-name-complex="Georgia1"/>
    </style:style>
    <style:style style:name="P72" style:family="paragraph" style:parent-style-name="Standard">
      <style:paragraph-properties fo:margin-left="1.27cm" fo:text-align="justify" style:justify-single-word="false" fo:text-indent="0cm" style:auto-text-indent="false"/>
      <style:text-properties style:font-name="Georgia" officeooo:paragraph-rsid="0054deb3" style:font-name-asian="Georgia1" style:font-name-complex="Georgia1"/>
    </style:style>
    <style:style style:name="P73" style:family="paragraph" style:parent-style-name="Standard">
      <style:paragraph-properties fo:text-align="justify" style:justify-single-word="false"/>
      <style:text-properties style:font-name="Georgia" officeooo:paragraph-rsid="008f6a1f" style:font-name-asian="Georgia1" style:font-name-complex="Georgia1"/>
    </style:style>
    <style:style style:name="P74" style:family="paragraph" style:parent-style-name="Standard">
      <style:paragraph-properties fo:text-align="justify" style:justify-single-word="false"/>
      <style:text-properties style:font-name="Georgia" officeooo:paragraph-rsid="00979fd8" style:font-name-asian="Georgia1" style:font-name-complex="Georgia1"/>
    </style:style>
    <style:style style:name="P75" style:family="paragraph" style:parent-style-name="Standard" style:list-style-name="L9">
      <style:paragraph-properties fo:text-align="justify" style:justify-single-word="false"/>
      <style:text-properties style:font-name="Georgia" officeooo:rsid="007511f2" officeooo:paragraph-rsid="007511f2" style:font-name-asian="Georgia1" style:font-name-complex="Georgia1"/>
    </style:style>
    <style:style style:name="P76" style:family="paragraph" style:parent-style-name="Standard" style:list-style-name="L10">
      <style:paragraph-properties fo:text-align="justify" style:justify-single-word="false"/>
      <style:text-properties style:font-name="Georgia" officeooo:rsid="007511f2" officeooo:paragraph-rsid="0075be91" style:font-name-asian="Georgia1" style:font-name-complex="Georgia1"/>
    </style:style>
    <style:style style:name="P77" style:family="paragraph" style:parent-style-name="Standard" style:list-style-name="L9">
      <style:paragraph-properties fo:text-align="justify" style:justify-single-word="false"/>
      <style:text-properties style:font-name="Georgia" officeooo:rsid="00829b92" officeooo:paragraph-rsid="00829b92" style:font-name-asian="Georgia1" style:font-name-complex="Georgia1"/>
    </style:style>
    <style:style style:name="P78" style:family="paragraph" style:parent-style-name="Standard">
      <style:paragraph-properties fo:text-align="justify" style:justify-single-word="false"/>
      <style:text-properties style:font-name="Georgia" fo:font-size="9pt" officeooo:rsid="005ca753" officeooo:paragraph-rsid="007511f2" style:font-name-asian="Georgia1" style:font-size-asian="7.84999990463257pt" style:font-name-complex="Georgia1" style:font-size-complex="9pt"/>
    </style:style>
    <style:style style:name="P79" style:family="paragraph" style:parent-style-name="Standard">
      <style:paragraph-properties fo:text-align="justify" style:justify-single-word="false"/>
      <style:text-properties style:font-name="Georgia" fo:font-size="9pt" officeooo:rsid="005d6ec7" officeooo:paragraph-rsid="007511f2" style:font-name-asian="Georgia1" style:font-size-asian="7.84999990463257pt" style:font-name-complex="Georgia1" style:font-size-complex="9pt"/>
    </style:style>
    <style:style style:name="P80" style:family="paragraph" style:parent-style-name="Standard">
      <style:paragraph-properties fo:text-align="justify" style:justify-single-word="false"/>
      <style:text-properties style:font-name="Georgia" fo:font-size="9pt" officeooo:paragraph-rsid="0074e5e1" style:font-name-asian="Georgia1" style:font-size-asian="7.84999990463257pt" style:font-name-complex="Georgia1" style:font-size-complex="9pt"/>
    </style:style>
    <style:style style:name="P81" style:family="paragraph" style:parent-style-name="Standard" style:master-page-name="First_20_Page">
      <style:paragraph-properties fo:text-align="center" style:justify-single-word="false" style:page-number="1"/>
    </style:style>
    <style:style style:name="P82" style:family="paragraph" style:parent-style-name="Standard" style:list-style-name="L2">
      <style:paragraph-properties fo:text-align="justify" style:justify-single-word="false"/>
      <style:text-properties officeooo:paragraph-rsid="002b8d94"/>
    </style:style>
    <style:style style:name="P83" style:family="paragraph" style:parent-style-name="Standard" style:list-style-name="L2">
      <style:paragraph-properties fo:text-align="justify" style:justify-single-word="false"/>
      <style:text-properties officeooo:paragraph-rsid="009310b0"/>
    </style:style>
    <style:style style:name="P84" style:family="paragraph" style:parent-style-name="Standard" style:list-style-name="L9">
      <style:paragraph-properties fo:text-align="justify" style:justify-single-word="false"/>
      <style:text-properties officeooo:paragraph-rsid="007511f2"/>
    </style:style>
    <style:style style:name="P85" style:family="paragraph" style:parent-style-name="Standard" style:list-style-name="L12">
      <style:paragraph-properties fo:text-align="justify" style:justify-single-word="false"/>
      <style:text-properties officeooo:paragraph-rsid="007a7c4b"/>
    </style:style>
    <style:style style:name="P86" style:family="paragraph" style:parent-style-name="Standard">
      <style:paragraph-properties fo:text-align="justify" style:justify-single-word="false"/>
      <style:text-properties officeooo:paragraph-rsid="00551303"/>
    </style:style>
    <style:style style:name="P87" style:family="paragraph" style:parent-style-name="Standard" style:list-style-name="L11">
      <style:paragraph-properties fo:text-align="justify" style:justify-single-word="false"/>
      <style:text-properties officeooo:paragraph-rsid="007bedba"/>
    </style:style>
    <style:style style:name="P88" style:family="paragraph" style:parent-style-name="Standard" style:list-style-name="L18">
      <style:paragraph-properties fo:text-align="justify" style:justify-single-word="false"/>
      <style:text-properties officeooo:paragraph-rsid="0092cdc4"/>
    </style:style>
    <style:style style:name="P89" style:family="paragraph" style:parent-style-name="Standard">
      <style:paragraph-properties fo:text-align="justify" style:justify-single-word="false"/>
      <style:text-properties officeooo:paragraph-rsid="008fb78e"/>
    </style:style>
    <style:style style:name="P90" style:family="paragraph" style:parent-style-name="Standard" style:list-style-name="L17">
      <style:paragraph-properties fo:text-align="justify" style:justify-single-word="false"/>
      <style:text-properties officeooo:paragraph-rsid="008fb78e"/>
    </style:style>
    <style:style style:name="P91" style:family="paragraph" style:parent-style-name="Standard" style:list-style-name="L17">
      <style:paragraph-properties fo:text-align="justify" style:justify-single-word="false"/>
      <style:text-properties officeooo:rsid="005d6ec7" officeooo:paragraph-rsid="008fb78e"/>
    </style:style>
    <style:style style:name="P92" style:family="paragraph" style:parent-style-name="Standard" style:list-style-name="L17">
      <style:paragraph-properties fo:text-align="justify" style:justify-single-word="false"/>
      <style:text-properties officeooo:rsid="005f3609" officeooo:paragraph-rsid="008fb78e"/>
    </style:style>
    <style:style style:name="P93" style:family="paragraph" style:parent-style-name="Standard" style:list-style-name="L18">
      <style:paragraph-properties fo:text-align="justify" style:justify-single-word="false"/>
      <style:text-properties officeooo:rsid="006048f4" officeooo:paragraph-rsid="008fb78e"/>
    </style:style>
    <style:style style:name="P94" style:family="paragraph" style:parent-style-name="Standard" style:list-style-name="L18">
      <style:paragraph-properties fo:text-align="justify" style:justify-single-word="false"/>
      <style:text-properties officeooo:rsid="006048f4" officeooo:paragraph-rsid="0092cdc4"/>
    </style:style>
    <style:style style:name="P95" style:family="paragraph" style:parent-style-name="Standard" style:list-style-name="L6">
      <style:paragraph-properties fo:line-height="115%" fo:text-align="justify" style:justify-single-word="false"/>
      <style:text-properties officeooo:paragraph-rsid="00551303"/>
    </style:style>
    <style:style style:name="P96" style:family="paragraph" style:parent-style-name="Standard" style:list-style-name="L6">
      <style:paragraph-properties fo:line-height="115%" fo:text-align="justify" style:justify-single-word="false"/>
      <style:text-properties officeooo:paragraph-rsid="00723604"/>
    </style:style>
    <style:style style:name="P97" style:family="paragraph" style:parent-style-name="Standard">
      <style:paragraph-properties fo:line-height="115%" fo:text-align="justify" style:justify-single-word="false"/>
      <style:text-properties officeooo:rsid="006d5c97" officeooo:paragraph-rsid="006d5f47"/>
    </style:style>
    <style:style style:name="P98" style:family="paragraph" style:parent-style-name="Standard">
      <style:paragraph-properties fo:text-align="justify" style:justify-single-word="false"/>
      <style:text-properties officeooo:rsid="006d5f47" officeooo:paragraph-rsid="006d5f47"/>
    </style:style>
    <style:style style:name="P99" style:family="paragraph" style:parent-style-name="Standard">
      <style:paragraph-properties fo:line-height="115%" fo:text-align="justify" style:justify-single-word="false"/>
      <style:text-properties officeooo:rsid="006d5f47" officeooo:paragraph-rsid="006d5f47"/>
    </style:style>
    <style:style style:name="P100" style:family="paragraph" style:parent-style-name="Standard">
      <style:paragraph-properties fo:text-align="justify" style:justify-single-word="false"/>
      <style:text-properties officeooo:rsid="00907383" officeooo:paragraph-rsid="0090f6ee"/>
    </style:style>
    <style:style style:name="P101" style:family="paragraph" style:parent-style-name="Standard">
      <style:paragraph-properties fo:text-align="justify" style:justify-single-word="false"/>
      <style:text-properties officeooo:rsid="009494c2" officeooo:paragraph-rsid="009494c2"/>
    </style:style>
    <style:style style:name="P102" style:family="paragraph" style:parent-style-name="Standard">
      <style:paragraph-properties fo:text-align="justify" style:justify-single-word="false"/>
      <style:text-properties officeooo:rsid="009b040e" officeooo:paragraph-rsid="009b040e"/>
    </style:style>
    <style:style style:name="P103" style:family="paragraph" style:parent-style-name="Standard" style:list-style-name="L19">
      <style:paragraph-properties fo:text-align="justify" style:justify-single-word="false"/>
      <style:text-properties officeooo:rsid="009b040e" officeooo:paragraph-rsid="009b040e"/>
    </style:style>
    <style:style style:name="P104" style:family="paragraph" style:parent-style-name="Standard" style:list-style-name="L17">
      <style:paragraph-properties fo:text-align="justify" style:justify-single-word="false"/>
      <style:text-properties officeooo:rsid="009b80e2" officeooo:paragraph-rsid="009b80e2"/>
    </style:style>
    <style:style style:name="P105" style:family="paragraph" style:parent-style-name="Text_20_body" style:list-style-name="L11">
      <style:paragraph-properties fo:margin-top="0cm" fo:margin-bottom="0cm" style:contextual-spacing="false" fo:text-align="justify" style:justify-single-word="false"/>
      <style:text-properties style:font-name="Georgia2" officeooo:rsid="005d6ec7" officeooo:paragraph-rsid="0074e5e1" style:font-name-asian="Georgia1" style:font-name-complex="Georgia1"/>
    </style:style>
    <style:style style:name="P106" style:family="paragraph" style:parent-style-name="normal" style:list-style-name="L14">
      <style:paragraph-properties fo:line-height="115%"/>
      <style:text-properties style:font-name="Georgia" officeooo:paragraph-rsid="006d5f47"/>
    </style:style>
    <style:style style:name="P107" style:family="paragraph" style:parent-style-name="normal" style:list-style-name="L14">
      <style:paragraph-properties fo:line-height="115%"/>
      <style:text-properties style:font-name="Georgia" officeooo:paragraph-rsid="00979fd8"/>
    </style:style>
    <style:style style:name="P108" style:family="paragraph" style:parent-style-name="normal" style:list-style-name="L15">
      <style:paragraph-properties fo:line-height="115%"/>
      <style:text-properties officeooo:paragraph-rsid="006d5f47"/>
    </style:style>
    <style:style style:name="P109" style:family="paragraph" style:parent-style-name="normal" style:list-style-name="L15">
      <style:paragraph-properties fo:line-height="115%"/>
      <style:text-properties officeooo:paragraph-rsid="006e98f7"/>
    </style:style>
    <style:style style:name="P110" style:family="paragraph" style:parent-style-name="normal">
      <style:paragraph-properties fo:line-height="115%"/>
      <style:text-properties officeooo:paragraph-rsid="006d5f47"/>
    </style:style>
    <style:style style:name="P111" style:family="paragraph" style:parent-style-name="normal">
      <style:paragraph-properties fo:line-height="115%"/>
      <style:text-properties officeooo:paragraph-rsid="006e98f7"/>
    </style:style>
    <style:style style:name="P112" style:family="paragraph" style:parent-style-name="normal">
      <style:paragraph-properties fo:line-height="115%"/>
      <style:text-properties officeooo:rsid="006e98f7" officeooo:paragraph-rsid="006e98f7"/>
    </style:style>
    <style:style style:name="T1" style:family="text">
      <style:text-properties style:font-name="Georgia"/>
    </style:style>
    <style:style style:name="T2" style:family="text">
      <style:text-properties style:font-name="Georgia" style:font-name-asian="Georgia1" style:font-name-complex="Georgia1"/>
    </style:style>
    <style:style style:name="T3" style:family="text">
      <style:text-properties style:font-name="Georgia" officeooo:rsid="0053d7b3" style:font-name-asian="Georgia1" style:font-name-complex="Georgia1"/>
    </style:style>
    <style:style style:name="T4" style:family="text">
      <style:text-properties style:font-name="Georgia" officeooo:rsid="003680dc" style:font-name-asian="Georgia1" style:font-name-complex="Georgia1"/>
    </style:style>
    <style:style style:name="T5" style:family="text">
      <style:text-properties style:font-name="Georgia" officeooo:rsid="003593c8" style:font-name-asian="Georgia1" style:font-name-complex="Georgia1"/>
    </style:style>
    <style:style style:name="T6" style:family="text">
      <style:text-properties style:font-name="Georgia" officeooo:rsid="003a3aa8" style:font-name-asian="Georgia1" style:font-name-complex="Georgia1"/>
    </style:style>
    <style:style style:name="T7" style:family="text">
      <style:text-properties style:font-name="Georgia" officeooo:rsid="0023ad53" style:font-name-asian="Georgia1" style:font-name-complex="Georgia1"/>
    </style:style>
    <style:style style:name="T8" style:family="text">
      <style:text-properties style:font-name="Georgia" officeooo:rsid="005ca753" style:font-name-asian="Georgia1" style:font-name-complex="Georgia1"/>
    </style:style>
    <style:style style:name="T9" style:family="text">
      <style:text-properties style:font-name="Georgia" officeooo:rsid="006bbed8" style:font-name-asian="Georgia1" style:font-name-complex="Georgia1"/>
    </style:style>
    <style:style style:name="T10" style:family="text">
      <style:text-properties style:font-name="Georgia" officeooo:rsid="007059a1" style:font-name-asian="Georgia1" style:font-name-complex="Georgia1"/>
    </style:style>
    <style:style style:name="T11" style:family="text">
      <style:text-properties style:font-name="Georgia" officeooo:rsid="00723604" style:font-name-asian="Georgia1" style:font-name-complex="Georgia1"/>
    </style:style>
    <style:style style:name="T12" style:family="text">
      <style:text-properties style:font-name="Georgia" officeooo:rsid="007511f2" style:font-name-asian="Georgia1" style:font-name-complex="Georgia1"/>
    </style:style>
    <style:style style:name="T13" style:family="text">
      <style:text-properties style:font-name="Georgia" officeooo:rsid="005d6ec7" style:font-name-asian="Georgia1" style:font-name-complex="Georgia1"/>
    </style:style>
    <style:style style:name="T14" style:family="text">
      <style:text-properties style:font-name="Georgia" officeooo:rsid="0065376c" style:font-name-asian="Georgia1" style:font-name-complex="Georgia1"/>
    </style:style>
    <style:style style:name="T15" style:family="text">
      <style:text-properties style:font-name="Georgia" officeooo:rsid="008690e2" style:font-name-asian="Georgia1" style:font-name-complex="Georgia1"/>
    </style:style>
    <style:style style:name="T16" style:family="text">
      <style:text-properties style:font-name="Georgia" officeooo:rsid="009081e6" style:font-name-asian="Georgia1" style:font-name-complex="Georgia1"/>
    </style:style>
    <style:style style:name="T17" style:family="text">
      <style:text-properties style:font-name="Georgia" officeooo:rsid="0090f6ee" style:font-name-asian="Georgia1" style:font-name-complex="Georgia1"/>
    </style:style>
    <style:style style:name="T18" style:family="text">
      <style:text-properties style:font-name="Georgia" officeooo:rsid="008a9734" style:font-name-asian="Georgia1" style:font-name-complex="Georgia1"/>
    </style:style>
    <style:style style:name="T19" style:family="text">
      <style:text-properties style:font-name="Georgia" officeooo:rsid="00907383" style:font-name-asian="Georgia1" style:font-name-complex="Georgia1"/>
    </style:style>
    <style:style style:name="T20" style:family="text">
      <style:text-properties style:font-name="Georgia" officeooo:rsid="009528e0" style:font-name-asian="Georgia1" style:font-name-complex="Georgia1"/>
    </style:style>
    <style:style style:name="T21" style:family="text">
      <style:text-properties style:font-name="Georgia" officeooo:rsid="0095ede7" style:font-name-asian="Georgia1" style:font-name-complex="Georgia1"/>
    </style:style>
    <style:style style:name="T22" style:family="text">
      <style:text-properties style:font-name="Georgia" fo:font-weight="bold" style:font-name-asian="Georgia1" style:font-weight-asian="bold" style:font-name-complex="Georgia1"/>
    </style:style>
    <style:style style:name="T23" style:family="text">
      <style:text-properties officeooo:rsid="002c2d63"/>
    </style:style>
    <style:style style:name="T24" style:family="text">
      <style:text-properties officeooo:rsid="003593c8"/>
    </style:style>
    <style:style style:name="T25" style:family="text">
      <style:text-properties officeooo:rsid="005f3609"/>
    </style:style>
    <style:style style:name="T26" style:family="text">
      <style:text-properties officeooo:rsid="005eaf69"/>
    </style:style>
    <style:style style:name="T27" style:family="text">
      <style:text-properties officeooo:rsid="0056b068"/>
    </style:style>
    <style:style style:name="T28" style:family="text">
      <style:text-properties officeooo:rsid="00584b1e"/>
    </style:style>
    <style:style style:name="T29" style:family="text">
      <style:text-properties officeooo:rsid="005d6ec7"/>
    </style:style>
    <style:style style:name="T30" style:family="text">
      <style:text-properties officeooo:rsid="005ca753"/>
    </style:style>
    <style:style style:name="T31" style:family="text">
      <style:text-properties officeooo:rsid="00637a88"/>
    </style:style>
    <style:style style:name="T32" style:family="text">
      <style:text-properties officeooo:rsid="006d5c97"/>
    </style:style>
    <style:style style:name="T33" style:family="text">
      <style:text-properties style:font-name="Georgia2" fo:font-size="11pt"/>
    </style:style>
    <style:style style:name="T34" style:family="text">
      <style:text-properties style:font-name="Georgia2" fo:font-size="11pt" officeooo:rsid="006d5f47"/>
    </style:style>
    <style:style style:name="T35" style:family="text">
      <style:text-properties style:font-name="Georgia2" fo:font-size="11pt" officeooo:rsid="006e98f7"/>
    </style:style>
    <style:style style:name="T36" style:family="text">
      <style:text-properties officeooo:rsid="006d5f47"/>
    </style:style>
    <style:style style:name="T37" style:family="text">
      <style:text-properties officeooo:rsid="006e98f7"/>
    </style:style>
    <style:style style:name="T38" style:family="text">
      <style:text-properties officeooo:rsid="0074e5e1"/>
    </style:style>
    <style:style style:name="T39" style:family="text">
      <style:text-properties officeooo:rsid="007511f2"/>
    </style:style>
    <style:style style:name="T40" style:family="text">
      <style:text-properties officeooo:rsid="00778292"/>
    </style:style>
    <style:style style:name="T41" style:family="text">
      <style:text-properties officeooo:rsid="007818a6"/>
    </style:style>
    <style:style style:name="T42" style:family="text">
      <style:text-properties officeooo:rsid="007a7c4b"/>
    </style:style>
    <style:style style:name="T43" style:family="text">
      <style:text-properties officeooo:rsid="007bedba"/>
    </style:style>
    <style:style style:name="T44" style:family="text">
      <style:text-properties officeooo:rsid="007d1b32"/>
    </style:style>
    <style:style style:name="T45" style:family="text">
      <style:text-properties officeooo:rsid="007d674e"/>
    </style:style>
    <style:style style:name="T46" style:family="text">
      <style:text-properties officeooo:rsid="007ec07c"/>
    </style:style>
    <style:style style:name="T47" style:family="text">
      <style:text-properties officeooo:rsid="008164bd"/>
    </style:style>
    <style:style style:name="T48" style:family="text">
      <style:text-properties officeooo:rsid="0081fc00"/>
    </style:style>
    <style:style style:name="T49" style:family="text">
      <style:text-properties officeooo:rsid="00829b92"/>
    </style:style>
    <style:style style:name="T50" style:family="text">
      <style:text-properties officeooo:rsid="00840a3d"/>
    </style:style>
    <style:style style:name="T51" style:family="text">
      <style:text-properties officeooo:rsid="00853405"/>
    </style:style>
    <style:style style:name="T52" style:family="text">
      <style:text-properties fo:font-weight="bold" officeooo:rsid="00858609" style:font-weight-asian="bold" style:font-weight-complex="bold"/>
    </style:style>
    <style:style style:name="T53" style:family="text">
      <style:text-properties fo:font-weight="bold" officeooo:rsid="0074e5e1" style:font-weight-asian="bold" style:font-weight-complex="bold"/>
    </style:style>
    <style:style style:name="T54" style:family="text">
      <style:text-properties fo:font-weight="normal" officeooo:rsid="00858609" style:font-weight-asian="normal" style:font-weight-complex="normal"/>
    </style:style>
    <style:style style:name="T55" style:family="text">
      <style:text-properties officeooo:rsid="00884085"/>
    </style:style>
    <style:style style:name="T56" style:family="text">
      <style:text-properties officeooo:rsid="008cd7e3"/>
    </style:style>
    <style:style style:name="T57" style:family="text">
      <style:text-properties officeooo:rsid="008f6a1f"/>
    </style:style>
    <style:style style:name="T58" style:family="text">
      <style:text-properties officeooo:rsid="00907383"/>
    </style:style>
    <style:style style:name="T59" style:family="text">
      <style:text-properties officeooo:rsid="006048f4"/>
    </style:style>
    <style:style style:name="T60" style:family="text">
      <style:text-properties officeooo:rsid="009081e6"/>
    </style:style>
    <style:style style:name="T61" style:family="text">
      <style:text-properties officeooo:rsid="0092cdc4"/>
    </style:style>
    <style:style style:name="T62" style:family="text">
      <style:text-properties officeooo:rsid="009310b0"/>
    </style:style>
    <style:style style:name="T63" style:family="text">
      <style:text-properties officeooo:rsid="00979fd8"/>
    </style:style>
    <style:style style:name="T64" style:family="text">
      <style:text-properties officeooo:rsid="009b040e"/>
    </style:style>
    <style:style style:name="T65" style:family="text">
      <style:text-properties officeooo:rsid="009ce97b"/>
    </style:style>
    <style:style style:name="T66" style:family="text">
      <style:text-properties officeooo:rsid="009d3ebf"/>
    </style:style>
    <style:style style:name="T67" style:family="text">
      <style:text-properties officeooo:rsid="009d7b7c"/>
    </style:style>
    <style:style style:name="T68" style:family="text">
      <style:text-properties officeooo:rsid="009e0077"/>
    </style:style>
    <style:style style:name="T69" style:family="text">
      <style:text-properties officeooo:rsid="009edbcb"/>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7">Revue de<text:line-break/>faisabilité</text:p>
      <text:p text:style-name="P16"/>
      <text:p text:style-name="P14"><draw:frame draw:style-name="fr3" draw:name="image6.png" text:anchor-type="as-char" svg:width="10.601cm" svg:height="1.842cm" draw:z-index="16"><draw:image xlink:href="Pictures/100000000000062B000001155D213930.png" xlink:type="simple" xlink:show="embed" xlink:actuate="onLoad" draw:mime-type="image/png"/></draw:frame></text:p>
      <text:p text:style-name="P2"/>
      <text:p text:style-name="P2"/>
      <text:p text:style-name="P18">🖋️ <text:span text:style-name="T2">Créateur : </text:span><text:span text:style-name="T3">Axel MOURILLON</text:span><text:span text:style-name="T4"> – </text:span><text:span text:style-name="T3">Chef de projet</text:span></text:p>
      <text:p text:style-name="P18">📅 <text:span text:style-name="T2">Date de Création : </text:span><text:span text:style-name="T9">17</text:span><text:span text:style-name="T2">/</text:span><text:span text:style-name="T3">02</text:span><text:span text:style-name="T2">/</text:span><text:span text:style-name="T4">2025</text:span></text:p>
      <text:p text:style-name="P2"/>
      <text:p text:style-name="P18">🖋️ <text:span text:style-name="T24">Dernier m</text:span><text:span text:style-name="T2">odificateur : </text:span><text:span text:style-name="T5">&lt;</text:span><text:span text:style-name="T4">Prénom NOM&gt;</text:span><text:span text:style-name="T5"> – &lt;</text:span><text:span text:style-name="T4">Rôle&gt;</text:span></text:p>
      <text:p text:style-name="P19">📅 <text:span text:style-name="T2">Date de modification : </text:span><text:span text:style-name="T4">JJ</text:span><text:span text:style-name="T2">/</text:span><text:span text:style-name="T4">MM</text:span><text:span text:style-name="T2">/</text:span><text:span text:style-name="T4">2025</text:span></text:p>
      <text:p text:style-name="P19"><text:span text:style-name="T4">🔄 Version : 1.</text:span><text:span text:style-name="T6">0</text:span></text:p>
      <text:p text:style-name="P20"/>
      <text:section text:style-name="Sect1" text:name="Section2">
        <text:p text:style-name="P23"><draw:frame draw:style-name="fr2" draw:name="Image2" text:anchor-type="as-char" svg:y="-0.728cm" svg:width="5.89cm" svg:height="1.669cm" draw:z-index="17"><draw:image xlink:href="Pictures/10000001000001F50000008E1E5F0088.png" xlink:type="simple" xlink:show="embed" xlink:actuate="onLoad" draw:mime-type="image/png"/></draw:frame></text:p>
        <text:p text:style-name="P13"><draw:frame draw:style-name="fr1" draw:name="Image3" text:anchor-type="as-char" svg:y="-0.466cm" svg:width="6.246cm" svg:height="1.725cm" draw:z-index="18"><draw:image xlink:href="Pictures/10000001000002030000007F033B1E7C.png" xlink:type="simple" xlink:show="embed" xlink:actuate="onLoad" draw:mime-type="image/png"/></draw:frame></text:p>
      </text:section>
      <text:p text:style-name="P24"/>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29">Table des matières</text:p>
          </text:index-title>
          <text:p text:style-name="P26"><text:a xlink:type="simple" xlink:href="#__RefHeading___Toc2581_2368315680" text:style-name="Index_20_Link" text:visited-style-name="Index_20_Link">Table des figures<text:tab/>1</text:a></text:p>
          <text:p text:style-name="P26"><text:a xlink:type="simple" xlink:href="#__RefHeading___Toc395_377169772" text:style-name="Index_20_Link" text:visited-style-name="Index_20_Link">I. Introduction<text:tab/>2</text:a></text:p>
          <text:p text:style-name="P26"><text:a xlink:type="simple" xlink:href="#__RefHeading___Toc395_377169772%20Copie%201" text:style-name="Index_20_Link" text:visited-style-name="Index_20_Link">II. Priorisation et logique sous-jacente<text:tab/>3</text:a></text:p>
          <text:p text:style-name="P27"><text:a xlink:type="simple" xlink:href="#__RefHeading___Toc399_377169772%20Copie%204%20Copie%201" text:style-name="Index_20_Link" text:visited-style-name="Index_20_Link">A) Assurer la livraison<text:tab/>3</text:a></text:p>
          <text:p text:style-name="P28"><text:a xlink:type="simple" xlink:href="#__RefHeading___Toc554_377169772%20Copie%201" text:style-name="Index_20_Link" text:visited-style-name="Index_20_Link">1/ Philosophie et priorités du projet<text:tab/>3</text:a></text:p>
          <text:p text:style-name="P28"><text:a xlink:type="simple" xlink:href="#__RefHeading___Toc554_377169772%20Copie%201%20Copie%201" text:style-name="Index_20_Link" text:visited-style-name="Index_20_Link">2/ Niveau de qualités à la livraison du projet<text:tab/>3</text:a></text:p>
          <text:p text:style-name="P27"><text:a xlink:type="simple" xlink:href="#__RefHeading___Toc399_377169772%20Copie%204%20Copie%201%20Copie%201" text:style-name="Index_20_Link" text:visited-style-name="Index_20_Link">B) Éléments non prioritaires et post projet<text:tab/>4</text:a></text:p>
          <text:p text:style-name="P26"><text:a xlink:type="simple" xlink:href="#__RefHeading___Toc395_377169772%20Copie%202" text:style-name="Index_20_Link" text:visited-style-name="Index_20_Link">III. Intégrations prioritaires<text:tab/>5</text:a></text:p>
          <text:p text:style-name="P27"><text:a xlink:type="simple" xlink:href="#__RefHeading___Toc399_377169772%20Copie%204%20Copie%201%20Copie%202%20Copie%201" text:style-name="Index_20_Link" text:visited-style-name="Index_20_Link">A) Produits<text:tab/>5</text:a></text:p>
          <text:p text:style-name="P28"><text:a xlink:type="simple" xlink:href="#__RefHeading___Toc554_377169772%20Copie%201%20Copie%203%20Copie%201" text:style-name="Index_20_Link" text:visited-style-name="Index_20_Link">1/ Haute priorité<text:tab/>5</text:a></text:p>
          <text:p text:style-name="P28"><text:a xlink:type="simple" xlink:href="#__RefHeading___Toc554_377169772%20Copie%201%20Copie%201%20Copie%202%20Copie%201" text:style-name="Index_20_Link" text:visited-style-name="Index_20_Link">2/ Basses priorité<text:tab/>5</text:a></text:p>
          <text:p text:style-name="P27"><text:a xlink:type="simple" xlink:href="#__RefHeading___Toc399_377169772%20Copie%204%20Copie%201%20Copie%201%20Copie%201%20Copie%202" text:style-name="Index_20_Link" text:visited-style-name="Index_20_Link">B) Services<text:tab/>6</text:a></text:p>
          <text:p text:style-name="P28"><text:a xlink:type="simple" xlink:href="#__RefHeading___Toc554_377169772%20Copie%201%20Copie%203%20Copie%201%20Copie%201" text:style-name="Index_20_Link" text:visited-style-name="Index_20_Link">1/ Haute priorité<text:tab/>6</text:a></text:p>
          <text:p text:style-name="P28"><text:a xlink:type="simple" xlink:href="#__RefHeading___Toc554_377169772%20Copie%201%20Copie%201%20Copie%202%20Copie%201%20Copie%201" text:style-name="Index_20_Link" text:visited-style-name="Index_20_Link">2/ Basses priorité<text:tab/>7</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5"><text:a xlink:type="simple" xlink:href="#Figure!0%7Csequence" text:style-name="Index_20_Link" text:visited-style-name="Index_20_Link">Figure 1: Exemple de figure<text:tab/>3</text:a></text:p>
        </text:index-body>
      </text:illustration-index>
      <text:p text:style-name="P2"/>
      <text:p text:style-name="P9"/>
      <text:list text:style-name="L1">
        <text:list-item>
          <text:p text:style-name="P30"><text:bookmark-start text:name="__RefHeading___Toc395_377169772"/>Introduction<text:bookmark-end text:name="__RefHeading___Toc395_377169772"/></text:p>
        </text:list-item>
      </text:list>
      <text:p text:style-name="P3"/>
      <text:p text:style-name="P3"><text:span text:style-name="T2"/></text:p>
      <text:p text:style-name="P3"><text:span text:style-name="T2"/></text:p>
      <text:p text:style-name="P3"><text:span text:style-name="T2"/></text:p>
      <text:list xml:id="list165818014112014" text:continue-numbering="true" text:style-name="L1">
        <text:list-item>
          <text:p text:style-name="P30"><text:bookmark-start text:name="__RefHeading___Toc395_377169772 Copie 1"/>Priorisation et logique sous-jacente<text:bookmark-end text:name="__RefHeading___Toc395_377169772 Copie 1"/></text:p>
        </text:list-item>
      </text:list>
      <text:p text:style-name="P4"/>
      <text:p text:style-name="P21"><text:span text:style-name="T22">Introduction de la section :</text:span><text:span text:style-name="T2"> </text:span></text:p>
      <text:p text:style-name="P10">Cette section &lt;suiteIntro&gt;</text:p>
      <text:list text:style-name="L2">
        <text:list-item>
          <text:p text:style-name="P83"><text:bookmark-start text:name="__RefHeading___Toc399_377169772 Copie 4 Copie 1 Copie 2"/><text:span text:style-name="T18">Assurer la livraison </text:span><text:span text:style-name="T19">du projet</text:span><text:span text:style-name="T2"> : </text:span><text:span text:style-name="T7">[Corps de texte]</text:span><text:bookmark-end text:name="__RefHeading___Toc399_377169772 Copie 4 Copie 1 Copie 2"/></text:p>
        </text:list-item>
        <text:list-item>
          <text:p text:style-name="P82"><text:span text:style-name="T2">Éléments non prioritaires et post projet : </text:span><text:span text:style-name="T7">[Corps de texte]</text:span></text:p>
        </text:list-item>
      </text:list>
      <text:p text:style-name="P21"/>
      <text:p text:style-name="P3"/>
      <text:list xml:id="list878551272" text:style-name="L4">
        <text:list-item>
          <text:p text:style-name="P33"><text:bookmark-start text:name="__RefHeading___Toc399_377169772 Copie 4 Copie 1"/>Assurer la livraison <text:span text:style-name="T58">du projet</text:span><text:bookmark-end text:name="__RefHeading___Toc399_377169772 Copie 4 Copie 1"/></text:p>
        </text:list-item>
      </text:list>
      <text:p text:style-name="P3"/>
      <text:list xml:id="list183853132" text:style-name="L5">
        <text:list-item text:start-value="1">
          <text:p text:style-name="P36"><text:bookmark-start text:name="__RefHeading___Toc554_377169772 Copie 1"/>Philosophie et priorités<text:bookmark-end text:name="__RefHeading___Toc554_377169772 Copie 1"/></text:p>
        </text:list-item>
      </text:list>
      <text:p text:style-name="P64"/>
      <text:p text:style-name="P101"><text:span text:style-name="T2"><text:tab/>Notre infrastructure est une maquette réaliser dans l’objectif de démontrer la viabilité de notre projet. Cette phrase a plusieurs implications, notamment que nous disposons de ressources limités, mais également que nous avons une peu plus d’amplitude sur le niveau de précision et de professionnalisme attendus. Étant donné nos limitations, autant matérielles que temporelles, nous sommes contraints de faire l’impasse sur certains éléments.</text:span></text:p>
      <text:p text:style-name="P101"><text:span text:style-name="T2"><text:tab/></text:span><text:span text:style-name="T20">Cependant, nous visons à fournir un niveau minimal de fonctionnalités pour la livraison du projet et le POC associé. L’idée est de fournir quasiment toutes les fonctionnalités dans un mode dégradé mais avec un niveau de sécurité le plus élevé possible. Nous partons du principes qu’un tel projet peut toujours être voir ses fonctionnalités étoffées, et qu’il est donc plus intéressant et pertinent d’en présenter un maximum (même si elles sont limitées) plus que d’en avoir peu (entièrement fini). Si le temps nous le permet, il sera possible de se repencher sur les fonctionnalités.</text:span></text:p>
      <text:p text:style-name="P101"><text:span text:style-name="T20"><text:tab/>De plus, </text:span><text:span text:style-name="T21">le but de ce projet tutoré est aussi de montrer les compétences que nous acquises depuis les 3 années de BUT. Nous concentrerons donc nos efforts plus intensément sur les parties techniques (architectures réseaux, sécurités, services, etc) que sur les aspects commerciaux. Pour ces-derniers, ils nous semblent également pertinents de centrer nos efforts sur l’expression de notre identité avant d’étoffer nos propositions avec des éléments externes.</text:span></text:p>
      <text:p text:style-name="P101"><text:span text:style-name="T21"/></text:p>
      <text:p text:style-name="P102"><text:span text:style-name="T2">À retenir :</text:span></text:p>
      <text:list text:style-name="L19">
        <text:list-item>
          <text:p text:style-name="P103"><text:span text:style-name="T2">Infrastructure d’échelle maquette </text:span></text:p>
        </text:list-item>
      </text:list>
      <text:list text:style-name="L17">
        <text:list-item>
          <text:p text:style-name="P91">Assurer un service minimal sur des éléments critiques </text:p>
          <text:list>
            <text:list-item>
              <text:p text:style-name="P91">Étoffer et mettre aux standards les services minimaux vers une utilisation simple mais pro<text:span text:style-name="T64">fessionnel dans un second temps</text:span></text:p>
            </text:list-item>
            <text:list-item>
              <text:p text:style-name="P91">Intégrer <text:span text:style-name="T64">des</text:span> éléments <text:span text:style-name="T64">renforçant notre identité</text:span></text:p>
              <text:list>
                <text:list-item>
                  <text:p text:style-name="P104">Commercer par intégrer des éléments originaux par où le choix se présente</text:p>
                </text:list-item>
                <text:list-item>
                  <text:p text:style-name="P91">Intégrer d<text:span text:style-name="T65">es </text:span>élément<text:span text:style-name="T26">s</text:span> <text:span text:style-name="T65">externes dans un second temps (hors nécessaire </text:span><text:span text:style-name="T66">pour jouer aux</text:span><text:span text:style-name="T65"> JDR)</text:span></text:p>
                </text:list-item>
              </text:list>
            </text:list-item>
          </text:list>
        </text:list-item>
        <text:list-item>
          <text:p text:style-name="P92">Privilégier à la quantité de <text:span text:style-name="T67">fonctionnalité</text:span> et l’élaboration<text:span text:style-name="T67"> de </text:span>méthodes <text:span text:style-name="T67">pour </text:span>étoffer le contenu <text:span text:style-name="T67">de ces fonctionnalités </text:span>plutôt que que le contenu lui-même</text:p>
          <text:list>
            <text:list-header>
              <text:p text:style-name="P90"><text:span text:style-name="T25">Exemple : Privilégier </text:span><text:span text:style-name="T68">la création </text:span><text:span text:style-name="T25">plusieurs catégorie de produits </text:span><text:span text:style-name="T68">et d’une façon d’ajouter aisément d’autres produits</text:span><text:span text:style-name="T25"> plutôt que de renseigner </text:span><text:span text:style-name="T68">beaucoup</text:span><text:span text:style-name="T25"> de produit dans une </text:span><text:span text:style-name="T69">ou deux </text:span><text:span text:style-name="T25">catégorie</text:span><text:span text:style-name="T69">s seulement.</text:span></text:p>
            </text:list-header>
          </text:list>
        </text:list-item>
      </text:list>
      <text:p text:style-name="P89"><text:soft-page-break/></text:p>
      <text:p text:style-name="P89"/>
      <text:list text:continue-list="list183853132" text:style-name="L5">
        <text:list-item>
          <text:p text:style-name="P37"><text:bookmark-start text:name="__RefHeading___Toc554_377169772 Copie 1 Copie 1"/>Niveau<text:span text:style-name="T58">x</text:span> de qualité <text:span text:style-name="T56">à</text:span> la livraison<text:bookmark-end text:name="__RefHeading___Toc554_377169772 Copie 1 Copie 1"/></text:p>
        </text:list-item>
      </text:list>
      <text:p text:style-name="P65"/>
      <text:p text:style-name="P100"><text:span text:style-name="T2"><text:tab/>Au moment de la livraison comme au cours du projets, les éléments fonctionnels du projet (service réseaux, fonctionnalités du site, polissage générale, … ) pourront être défini, </text:span><text:span text:style-name="T16">au cas par cas</text:span><text:span text:style-name="T17">, </text:span><text:span text:style-name="T2">par </text:span><text:span text:style-name="T59">4 niveaux de qualité </text:span>différents :</text:p>
      <text:list text:style-name="L18">
        <text:list-item>
          <text:p text:style-name="P93">Minimal : minimum nécessaire <text:span text:style-name="T60">pour un fonctionnement non-ergonomique et dégradé, montrant la fonctionnalité pour le </text:span>POC</text:p>
        </text:list-item>
        <text:list-item>
          <text:p text:style-name="P93">Dégradé : <text:span text:style-name="T60">quelques</text:span><text:span text:style-name="T61"> fonctionnalités </text:span><text:span text:style-name="T60">supplémentaires</text:span>, peu de contenu, pas ou peu d’éléments propre à notre concept / originaux</text:p>
        </text:list-item>
        <text:list-item>
          <text:p text:style-name="P94">Normal : <text:span text:style-name="T62">q</text:span>uasiment toutes les <text:span text:style-name="T61">fonctionnalités</text:span> pertinentes, <text:span text:style-name="T61">peu</text:span> de contenu mais méthodes d’ajout prêtes, quelques éléments propre à notre concept / originaux</text:p>
        </text:list-item>
        <text:list-item>
          <text:p text:style-name="P88"><text:span text:style-name="T59">Concurrentiel : toutes les </text:span><text:span text:style-name="T61">fonctionnalités</text:span><text:span text:style-name="T59"> pertinentes et quelques </text:span><text:span text:style-name="T61">fonctionnalités moins</text:span><text:span text:style-name="T59"> pertinente</text:span><text:span text:style-name="T61">s</text:span><text:span text:style-name="T59">, contenu suffisamment conséquent (en théorie) pour un lancement, un maximum d’éléments propre à notre concept / originaux</text:span></text:p>
        </text:list-item>
      </text:list>
      <text:p text:style-name="P5"/>
      <text:p text:style-name="P6"/>
      <text:list text:continue-list="list878551272" text:style-name="L4">
        <text:list-item>
          <text:p text:style-name="P34"><text:bookmark-start text:name="__RefHeading___Toc399_377169772 Copie 4 Copie 1 Copie 1"/>Éléments non prioritaires et post projet<text:bookmark-end text:name="__RefHeading___Toc399_377169772 Copie 4 Copie 1 Copie 1"/></text:p>
        </text:list-item>
      </text:list>
      <text:p text:style-name="P71"/>
      <text:p text:style-name="P73">établir une roadmap <text:span text:style-name="T57">technique</text:span></text:p>
      <text:p text:style-name="P73"/>
      <text:p text:style-name="P71">établir une roadmap <text:span text:style-name="T57">marketing </text:span>(peut aller plus loin que la fin du projet)</text:p>
      <text:p text:style-name="P72">⇒ ASSURER UN MINIMUM CENTRER SUR LE BACKGROUND TECHNIQUE POUR LE RENDU DU PROJET : la couche de market servira plus d’exemples qu’autres choses au moins dans un premier temps</text:p>
      <text:p text:style-name="P71"/>
      <text:list text:continue-list="list165818014112014" text:style-name="L1">
        <text:list-item>
          <text:p text:style-name="P31"><text:bookmark-start text:name="__RefHeading___Toc395_377169772 Copie 2"/><text:span text:style-name="T27">I</text:span>ntégr<text:span text:style-name="T27">ation</text:span><text:span text:style-name="T28">s </text:span><text:span text:style-name="T27">prioritaire</text:span><text:span text:style-name="T28">s</text:span><text:bookmark-end text:name="__RefHeading___Toc395_377169772 Copie 2"/></text:p>
        </text:list-item>
      </text:list>
      <text:p text:style-name="P7"/>
      <text:p text:style-name="P22"><text:span text:style-name="T22">Introduction de la section :</text:span><text:span text:style-name="T2"> </text:span></text:p>
      <text:p text:style-name="P63">Cette section <text:span text:style-name="T47">synthétise les éléments à implémenter en priorité pour témoigner de notre travail sur le site et ses fonctionnalités</text:span></text:p>
      <text:list text:style-name="L6">
        <text:list-item>
          <text:p text:style-name="P95"><text:span text:style-name="T10">Produits</text:span><text:span text:style-name="T2"> : </text:span><text:span text:style-name="T10">synthétise les produits à implémenter en fonction de la priorité à le faire</text:span></text:p>
        </text:list-item>
        <text:list-item>
          <text:p text:style-name="P96"><text:span text:style-name="T11">Services</text:span><text:span text:style-name="T2"> : </text:span><text:span text:style-name="T10">synthétise les </text:span><text:span text:style-name="T11">services</text:span><text:span text:style-name="T10"> à implémenter en fonction de la priorité à le faire</text:span></text:p>
        </text:list-item>
      </text:list>
      <text:p text:style-name="P22"/>
      <text:p text:style-name="P7"/>
      <text:list xml:id="list975933786" text:style-name="L7">
        <text:list-item>
          <text:p text:style-name="P32"><text:bookmark-start text:name="__RefHeading___Toc399_377169772 Copie 4 Copie 1 Copie 2 Copie 1"/>Produits<text:bookmark-end text:name="__RefHeading___Toc399_377169772 Copie 4 Copie 1 Copie 2 Copie 1"/></text:p>
        </text:list-item>
      </text:list>
      <text:p text:style-name="P7"/>
      <text:list xml:id="list115750540" text:style-name="L8">
        <text:list-item text:start-value="1">
          <text:p text:style-name="P35"><text:bookmark-start text:name="__RefHeading___Toc554_377169772 Copie 1 Copie 3 Copie 1"/>Haute priorité<text:bookmark-end text:name="__RefHeading___Toc554_377169772 Copie 1 Copie 3 Copie 1"/></text:p>
        </text:list-item>
      </text:list>
      <text:p text:style-name="P22"/>
      <text:p text:style-name="P98">Articles JDR "purs" :<text:span text:style-name="T1"/></text:p>
      <text:list text:style-name="L14">
        <text:list-item>
          <text:p text:style-name="P106"><text:span text:style-name="T36">D</text:span>ès (D4, D6, D8, D10, D12, D20 et D100) : <text:span text:style-name="T36">merchandising</text:span></text:p>
        </text:list-item>
        <text:list-item>
          <text:p text:style-name="P106">Kit d’ initiation : <text:span text:style-name="T36">merchandising</text:span></text:p>
        </text:list-item>
        <text:list-item>
          <text:p text:style-name="P106">Livre de règles : <text:span text:style-name="T36">merchandising</text:span></text:p>
        </text:list-item>
        <text:list-item>
          <text:p text:style-name="P106"><text:span text:style-name="T36">Template de fiche de personnage (gratuit/à voir pour les rediriger sur des sites gratuits) : Communautaire</text:span></text:p>
        </text:list-item>
      </text:list>
      <text:p text:style-name="P98"/>
      <text:p text:style-name="P98">Articles utiles pendant le JDR :<text:span text:style-name="T1"/></text:p>
      <text:list text:continue-numbering="true" text:style-name="L14">
        <text:list-item>
          <text:p text:style-name="P106">Piste de dés : <text:span text:style-name="T36">merchandising</text:span></text:p>
        </text:list-item>
        <text:list-item>
          <text:p text:style-name="P106">Présentoir à dés : <text:span text:style-name="T36">merchandising</text:span></text:p>
        </text:list-item>
        <text:list-item>
          <text:p text:style-name="P106"><text:span text:style-name="T36">T</text:span>our à dés : <text:span text:style-name="T36">merchandising</text:span></text:p>
        </text:list-item>
        <text:list-item>
          <text:p text:style-name="P106"><text:span text:style-name="T36">Sac à dés : merchandising</text:span></text:p>
        </text:list-item>
        <text:list-item>
          <text:p text:style-name="P106">Écran du maître du jeu : <text:span text:style-name="T36">merchandising</text:span></text:p>
        </text:list-item>
      </text:list>
      <text:p text:style-name="P98"/>
      <text:p text:style-name="P98">Produits dérivés :</text:p>
      <text:list xml:id="list165818821957517" text:continue-numbering="true" text:style-name="L14">
        <text:list-item>
          <text:p text:style-name="P106">Tee-shirt : <text:span text:style-name="T36">W</text:span>&amp;<text:span text:style-name="T36">D</text:span></text:p>
        </text:list-item>
        <text:list-item>
          <text:p text:style-name="P106"><text:span text:style-name="T36">P</text:span>ull : <text:span text:style-name="T36">W</text:span>&amp;<text:span text:style-name="T36">D</text:span></text:p>
        </text:list-item>
        <text:list-item>
          <text:p text:style-name="P106"><text:span text:style-name="T36">A</text:span>ffiche : <text:span text:style-name="T36">W</text:span>&amp;<text:span text:style-name="T36">D</text:span></text:p>
        </text:list-item>
        <text:list-item>
          <text:p text:style-name="P107"><text:span text:style-name="T36">C</text:span>arnets : <text:span text:style-name="T36">W</text:span>&amp;<text:span text:style-name="T36">D</text:span></text:p>
        </text:list-item>
        <text:list-item>
          <text:p text:style-name="P107"><text:span text:style-name="T36">T</text:span>asse/mug : <text:span text:style-name="T36">W</text:span>&amp;<text:span text:style-name="T36">D</text:span></text:p>
        </text:list-item>
        <text:list-item>
          <text:p text:style-name="P107"><text:span text:style-name="T36">P</text:span>ins : <text:span text:style-name="T63">W&amp;D</text:span></text:p>
        </text:list-item>
        <text:list-item>
          <text:p text:style-name="P107">Jeux de société autour du JDR</text:p>
        </text:list-item>
      </text:list>
      <text:p text:style-name="P7"/>
      <text:p text:style-name="P7"/>
      <text:list xml:id="list165816941424241" text:continue-list="list115750540" text:style-name="L8">
        <text:list-item>
          <text:p text:style-name="P35"><text:bookmark-start text:name="__RefHeading___Toc554_377169772 Copie 1 Copie 1 Copie 2 Copie 1"/>Basses priorité<text:bookmark-end text:name="__RefHeading___Toc554_377169772 Copie 1 Copie 1 Copie 2 Copie 1"/></text:p>
        </text:list-item>
      </text:list>
      <text:p text:style-name="P97"/>
      <text:p text:style-name="P99">Articles <text:span text:style-name="T37">d’aide au </text:span>home brew :</text:p>
      <text:list text:style-name="L15">
        <text:list-item>
          <text:p text:style-name="P108">Kit home br<text:span text:style-name="T32">ew </text:span>: à créer </text:p>
        </text:list-item>
        <text:list-item>
          <text:p text:style-name="P108">Kit d’initialisation <text:span text:style-name="T36">h</text:span>ome <text:span text:style-name="T36">b</text:span>rew : à créer </text:p>
        </text:list-item>
        <text:list-item>
          <text:p text:style-name="P108"><text:span text:style-name="T36">H</text:span>ome brew de l’étincelle (donc JDR pour les débutants) </text:p>
        </text:list-item>
      </text:list>
      <text:p text:style-name="P110"/>
      <text:p text:style-name="P110"/>
      <text:p text:style-name="P110"/>
      <text:p text:style-name="P112"><text:soft-page-break/>Créations originales</text:p>
      <text:list xml:id="list165818145188690" text:continue-numbering="true" text:style-name="L15">
        <text:list-item>
          <text:p text:style-name="P109"><text:span text:style-name="T33">Playlist de musique JDR : à créer</text:span></text:p>
        </text:list-item>
        <text:list-item>
          <text:p text:style-name="P109"><text:span text:style-name="T35">Jeu de cartes : à créer</text:span></text:p>
        </text:list-item>
      </text:list>
      <text:p text:style-name="P111"/>
      <text:p text:style-name="P111"><text:span text:style-name="T37">Produits dérivés :</text:span></text:p>
      <text:list text:continue-list="list165818821957517" text:style-name="L14">
        <text:list-item>
          <text:p text:style-name="P107">Tee-shirt : <text:span text:style-name="T36">merchandising</text:span></text:p>
        </text:list-item>
        <text:list-item>
          <text:p text:style-name="P107"><text:span text:style-name="T36">P</text:span>ull : <text:span text:style-name="T36">merchandising</text:span></text:p>
        </text:list-item>
        <text:list-item>
          <text:p text:style-name="P107"><text:span text:style-name="T36">A</text:span>ffiche : <text:span text:style-name="T36">merchandising</text:span></text:p>
        </text:list-item>
        <text:list-item>
          <text:p text:style-name="P107"><text:span text:style-name="T36">C</text:span>arnets : <text:span text:style-name="T36">merchandisin</text:span><text:span text:style-name="T63">g</text:span></text:p>
        </text:list-item>
        <text:list-item>
          <text:p text:style-name="P107"><text:span text:style-name="T36">T</text:span>asse/mug : <text:span text:style-name="T36">merchandising</text:span></text:p>
        </text:list-item>
        <text:list-item>
          <text:p text:style-name="P107"><text:span text:style-name="T34">P</text:span><text:span text:style-name="T33">ins : </text:span><text:span text:style-name="T34">merchandising</text:span></text:p>
        </text:list-item>
      </text:list>
      <text:list text:continue-list="list165818145188690" text:style-name="L15">
        <text:list-item>
          <text:p text:style-name="P109"><text:span text:style-name="T34">Élément personnalisable : se renseigner si c’est rentable ou pas et comment le faire.</text:span></text:p>
        </text:list-item>
        <text:list-item>
          <text:p text:style-name="P109"><text:span text:style-name="T36">F</text:span>igurine : à voir la rentabilité, car pas imprimante 3D </text:p>
        </text:list-item>
        <text:list-item>
          <text:p text:style-name="P108"><text:span text:style-name="T36">A</text:span>rme <text:span text:style-name="T36">factice </text:span>; <text:span text:style-name="T36">3D, résine, plastique ; </text:span><text:span text:style-name="T37">pour fun et cosplays</text:span></text:p>
        </text:list-item>
        <text:list-item>
          <text:p text:style-name="P108"><text:span text:style-name="T33">Livre ; à voir si c’est acheté</text:span></text:p>
        </text:list-item>
      </text:list>
      <text:p text:style-name="P74"/>
      <text:p text:style-name="P7"/>
      <text:list text:continue-list="list975933786" text:style-name="L7">
        <text:list-item>
          <text:p text:style-name="P32"><text:bookmark-start text:name="__RefHeading___Toc399_377169772 Copie 4 Copie 1 Copie 1 Copie 1 Copie 2"/>Services<text:bookmark-end text:name="__RefHeading___Toc399_377169772 Copie 4 Copie 1 Copie 1 Copie 1 Copie 2"/></text:p>
        </text:list-item>
      </text:list>
      <text:p text:style-name="P8"/>
      <text:list xml:id="list165817340853058" text:continue-list="list165816941424241" text:style-name="L8">
        <text:list-item text:start-value="1">
          <text:p text:style-name="P35"><text:bookmark-start text:name="__RefHeading___Toc554_377169772 Copie 1 Copie 3 Copie 1 Copie 1"/>Haute priorité<text:bookmark-end text:name="__RefHeading___Toc554_377169772 Copie 1 Copie 3 Copie 1 Copie 1"/></text:p>
        </text:list-item>
      </text:list>
      <text:p text:style-name="P8"/>
      <text:p text:style-name="P43">Vente :</text:p>
      <text:list xml:id="list1122718983" text:style-name="L9">
        <text:list-item>
          <text:p text:style-name="P38">Catalogue d'objets : <text:span text:style-name="T48">réduit à quelques objets</text:span></text:p>
        </text:list-item>
        <text:list-item>
          <text:p text:style-name="P38">Panier d'achat : <text:span text:style-name="T48">fonction basique attendu (pas forcément de sauvegarde, etc)</text:span></text:p>
        </text:list-item>
        <text:list-item>
          <text:p text:style-name="P39">Outils de filtre et de recherche : </text:p>
          <text:list>
            <text:list-item>
              <text:p text:style-name="P39"><text:span text:style-name="T49">Recherche : bar de recherche, catégorie</text:span></text:p>
            </text:list-item>
            <text:list-item>
              <text:p text:style-name="P77">Filtre : par catégorie, par prix</text:p>
            </text:list-item>
          </text:list>
        </text:list-item>
        <text:list-item>
          <text:p text:style-name="P38">Publicité : <text:span text:style-name="T39">intégrer des placeholder</text:span></text:p>
        </text:list-item>
        <text:list-item>
          <text:p text:style-name="P84"><text:span text:style-name="T8">Vente flash : </text:span><text:span text:style-name="T12">préparer les fonctionnalités de ventes limités dans le temps</text:span></text:p>
        </text:list-item>
      </text:list>
      <text:p text:style-name="P8"/>
      <text:p text:style-name="P43">Commande :</text:p>
      <text:list text:style-name="L10">
        <text:list-item>
          <text:p text:style-name="P40">Historique commande : <text:span text:style-name="T50">pour du</text:span> suivi <text:span text:style-name="T39">interne </text:span><text:span text:style-name="T50">d’abord</text:span></text:p>
        </text:list-item>
        <text:list-item>
          <text:p text:style-name="P40"><text:span text:style-name="T29">C</text:span>onfirmation de commande <text:span text:style-name="T29">par n</text:span>otifications mai<text:span text:style-name="T29">l : </text:span><text:span text:style-name="T50">mail basique</text:span></text:p>
        </text:list-item>
      </text:list>
      <text:p text:style-name="P44"/>
      <text:p text:style-name="P57">Compte du client :</text:p>
      <text:list xml:id="list165816887878598" text:continue-numbering="true" text:style-name="L10">
        <text:list-item>
          <text:p text:style-name="P41">Enregistrement des informations <text:span text:style-name="T40">(nom, prénom, </text:span><text:span text:style-name="T41">ma</text:span><text:span text:style-name="T40">il, tél, adresse pour livraison, ...)</text:span></text:p>
        </text:list-item>
        <text:list-item>
          <text:p text:style-name="P41">Newsletter :<text:span text:style-name="T40"> dégradé </text:span><text:span text:style-name="T51">(basique et peu intéressante, mais présentes) </text:span></text:p>
        </text:list-item>
      </text:list>
      <text:p text:style-name="P8"/>
      <text:p text:style-name="P55">Paiement :</text:p>
      <text:list xml:id="list1684614230" text:style-name="L11">
        <text:list-item>
          <text:p text:style-name="P52">Passerelle de paiement sécurisée :<text:span text:style-name="T38"> une ou deux méthodes de paiements (idéalement carte bleue) </text:span><text:span text:style-name="T52">s</text:span><text:span text:style-name="T53">écuris</text:span><text:span text:style-name="T52">ées</text:span><text:span text:style-name="T54"> </text:span></text:p>
        </text:list-item>
      </text:list>
      <text:p text:style-name="P68"/>
      <text:p text:style-name="P59">Service Après Vente :</text:p>
      <text:list text:style-name="L12">
        <text:list-item>
          <text:p text:style-name="P54">Service support client : <text:span text:style-name="T42">mail dans un premier temps</text:span></text:p>
        </text:list-item>
        <text:list-item>
          <text:p text:style-name="P85"><text:span text:style-name="T13">FAQ : </text:span><text:span text:style-name="T15">quelques questions / réponses bateaux sur une page dédié</text:span></text:p>
        </text:list-item>
      </text:list>
      <text:p text:style-name="P48"/>
      <text:p text:style-name="P48"/>
      <text:p text:style-name="P49"><text:soft-page-break/>Communauté et forum : </text:p>
      <text:list text:style-name="L13">
        <text:list-item>
          <text:p text:style-name="P46"><text:span text:style-name="T46">Forum de discussion : format Reddit (par s</text:span>ujets, messages <text:span text:style-name="T46">texte, image et vidéo)</text:span></text:p>
        </text:list-item>
        <text:list-item>
          <text:p text:style-name="P47">Re<text:span text:style-name="T46">layer des actualités : sites</text:span> / journaux</text:p>
        </text:list-item>
        <text:list-item>
          <text:p text:style-name="P47">Publicité pour les produits : <text:span text:style-name="T55">promouvoir les produits du site dans les sections communautaires</text:span></text:p>
        </text:list-item>
      </text:list>
      <text:p text:style-name="P61"/>
      <text:p text:style-name="P70"/>
      <text:list text:continue-list="list165817340853058" text:style-name="L8">
        <text:list-item>
          <text:p text:style-name="P35"><text:bookmark-start text:name="__RefHeading___Toc554_377169772 Copie 1 Copie 1 Copie 2 Copie 1 Copie 1"/>Basses priorité<text:bookmark-end text:name="__RefHeading___Toc554_377169772 Copie 1 Copie 1 Copie 2 Copie 1 Copie 1"/></text:p>
        </text:list-item>
      </text:list>
      <text:p text:style-name="P62"/>
      <text:p text:style-name="P43">Vente :</text:p>
      <text:list text:continue-list="list1122718983" text:style-name="L9">
        <text:list-item>
          <text:p text:style-name="P75">Améliorations des éléments en haute priorité</text:p>
        </text:list-item>
        <text:list-item>
          <text:p text:style-name="P38">Service d'avis clients</text:p>
        </text:list-item>
        <text:list-item>
          <text:p text:style-name="P38">Wishlist – Panier enregistré pour plus tard</text:p>
        </text:list-item>
        <text:list-item>
          <text:p text:style-name="P38">Service de livraison</text:p>
        </text:list-item>
        <text:list-item>
          <text:p text:style-name="P38">Outils de filtre et de recherche</text:p>
          <text:list>
            <text:list-item>
              <text:p text:style-name="P38">Vitrine pour les artisans</text:p>
            </text:list-item>
            <text:list-item>
              <text:p text:style-name="P84"><text:span text:style-name="T8">Recommandation personnalisée</text:span></text:p>
            </text:list-item>
            <text:list-item>
              <text:p text:style-name="P38">Idées cadeaux</text:p>
              <text:list>
                <text:list-item>
                  <text:p text:style-name="P75">Carte cadeaux utilisable sur le site ou chez des partenaires</text:p>
                </text:list-item>
                <text:list-item>
                  <text:p text:style-name="P38">Box Mystère</text:p>
                </text:list-item>
              </text:list>
            </text:list-item>
          </text:list>
        </text:list-item>
      </text:list>
      <text:p text:style-name="P78"/>
      <text:p text:style-name="P69"><text:span text:style-name="T30">Commande :</text:span></text:p>
      <text:list text:continue-list="list165816887878598" text:style-name="L10">
        <text:list-item>
          <text:p text:style-name="P76">Améliorations des éléments en haute priorité</text:p>
        </text:list-item>
        <text:list-item>
          <text:p text:style-name="P40">Suivi des commandes <text:span text:style-name="T39">pour le client</text:span></text:p>
        </text:list-item>
      </text:list>
      <text:p text:style-name="P79"/>
      <text:p text:style-name="P58">Compte du client :</text:p>
      <text:list text:continue-numbering="true" text:style-name="L10">
        <text:list-item>
          <text:p text:style-name="P42">Newsletter : <text:span text:style-name="T40">mode dégradé</text:span></text:p>
          <text:list>
            <text:list-item>
              <text:p text:style-name="P45">Premium – Newsletter / <text:span text:style-name="T30">offres exclusives</text:span></text:p>
            </text:list-item>
            <text:list-item>
              <text:p text:style-name="P45">Premium – <text:span text:style-name="T30">Système de rangs sur le site et le forum</text:span></text:p>
            </text:list-item>
            <text:list-item>
              <text:p text:style-name="P45">Premium – <text:span text:style-name="T30">Système d’énigmes/quiz </text:span>(<text:span text:style-name="T30">augment</text:span>ation du<text:span text:style-name="T30"> </text:span>rang)</text:p>
            </text:list-item>
            <text:list-item>
              <text:p text:style-name="P45">Premium – Progression des par niveaux</text:p>
            </text:list-item>
            <text:list-item>
              <text:p text:style-name="P45">Premium – Remises</text:p>
              <text:list>
                <text:list-item>
                  <text:p text:style-name="P45">Accessibilité</text:p>
                </text:list-item>
                <text:list-item>
                  <text:p text:style-name="P45">Compatibilité multi-plateformes</text:p>
                </text:list-item>
              </text:list>
            </text:list-item>
          </text:list>
        </text:list-item>
      </text:list>
      <text:p text:style-name="P79"/>
      <text:p text:style-name="P56">Paiement :</text:p>
      <text:list text:continue-list="list1684614230" text:style-name="L11">
        <text:list-item>
          <text:p text:style-name="P53"><text:span text:style-name="T39">Améliorations des éléments en haute priorité</text:span></text:p>
        </text:list-item>
        <text:list-item>
          <text:p text:style-name="P105">Portail de gestion des paiement<text:span text:style-name="T38">s</text:span></text:p>
        </text:list-item>
        <text:list-item>
          <text:p text:style-name="P52">Support de divers modes de paiement</text:p>
        </text:list-item>
      </text:list>
      <text:p text:style-name="P80"/>
      <text:p text:style-name="P60">Service Après Vente :</text:p>
      <text:list text:continue-numbering="true" text:style-name="L11">
        <text:list-item>
          <text:p text:style-name="P87"><text:span text:style-name="T31">Possibilité de s</text:span><text:span text:style-name="T30">ignal</text:span><text:span text:style-name="T31">er un produit reçu no</text:span><text:span text:style-name="T30">n-conform</text:span><text:span text:style-name="T31">e</text:span></text:p>
        </text:list-item>
        <text:list-item>
          <text:p text:style-name="P87">Demande de remboursement <text:span text:style-name="T43">dédiée</text:span></text:p>
        </text:list-item>
        <text:list-item>
          <text:p text:style-name="P87">Chatbot/IA <text:span text:style-name="T44">d’aide</text:span></text:p>
        </text:list-item>
      </text:list>
      <text:p text:style-name="P51"/>
      <text:p text:style-name="P51">Communauté et forum : </text:p>
      <text:list text:continue-numbering="true" text:style-name="L11">
        <text:list-item>
          <text:p text:style-name="P50">Système de réponses et votes <text:span text:style-name="T45">(à préciser)</text:span></text:p>
        </text:list-item>
        <text:list-item>
          <text:p text:style-name="P50">Liens vers les réseaux sociaux</text:p>
        </text:list-item>
        <text:list-item>
          <text:p text:style-name="P50">Giveaway <text:span text:style-name="T45">(sur les réseaux sociaux)</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Georgia2" svg:font-family="Georgia, serif"/>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2c2d6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1D50AB68.png" xlink:type="simple" xlink:show="embed" xlink:actuate="onLoad" draw:mime-type="image/png"/></draw:frame><text:span text:style-name="MT1">Wizards &amp; Dice</text:span></text:p>
        <text:p text:style-name="MP1">Revue de faisabilité</text:p>
      </style:header>
      <style:footer>
        <text:p text:style-name="MP2"><draw:frame draw:style-name="Mfr2" draw:name="image4.png" text:anchor-type="char" svg:x="-1.154cm" svg:y="-0.46cm" svg:width="11.947cm" svg:height="1.891cm" draw:z-index="10"><draw:image xlink:href="Pictures/100000000000044E000000AD32145E9E.png" xlink:type="simple" xlink:show="embed" xlink:actuate="onLoad" draw:mime-type="image/png"/></draw:frame><text:page-number text:select-page="current">7</text:page-number><text:s/>/ <text:span text:style-name="MT2">X</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676445BB.png" xlink:type="simple" xlink:show="embed" xlink:actuate="onLoad" draw:mime-type="image/png"/></draw:frame><draw:frame draw:style-name="Mfr4" draw:name="image5.png" text:anchor-type="char" svg:x="2.237cm" svg:y="-0.794cm" svg:width="12.114cm" svg:height="13.61cm" draw:z-index="1"><draw:image xlink:href="Pictures/10000001000002E40000031E1431B71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date>2025-02-19T16:57:28.092000000</dc:date>
    <meta:editing-duration>PT10H54M18S</meta:editing-duration>
    <meta:editing-cycles>132</meta:editing-cycles>
    <meta:document-statistic meta:table-count="0" meta:image-count="7" meta:object-count="0" meta:page-count="9" meta:paragraph-count="165" meta:word-count="1399" meta:character-count="8283" meta:non-whitespace-character-count="7127"/>
  </office:meta>
</office:document-meta>
</file>